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4.3744in"/>
    </style:style>
    <style:style style:name="co4" style:family="table-column">
      <style:table-column-properties fo:break-before="auto" style:column-width="3.6134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5.0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1.2799in" fo:break-before="auto" style:use-optimal-row-height="false"/>
    </style:style>
    <style:style style:name="ro2" style:family="table-row">
      <style:table-row-properties style:row-height="2.020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ela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eature branch name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ution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01-09" calcext:value-type="date">
            <text:p>01/09/23</text:p>
          </table:table-cell>
          <table:table-cell office:value-type="string" calcext:value-type="string">
            <text:p>Feature-signup-page-velam (login feature)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date" office:date-value="2023-01-10" calcext:value-type="date">
            <text:p>01/10/23</text:p>
          </table:table-cell>
          <table:table-cell office:value-type="string" calcext:value-type="string">
            <text:p>1.Feature-signup-page-velam</text:p>
            <text:p>2.feature-signin-page-velam(signup feature)</text:p>
          </table:table-cell>
          <table:table-cell table:style-name="Default"/>
          <table:table-cell office:value-type="string" calcext:value-type="string">
            <text:p>1.Empty Input field – creating null token and storing in the local storage.</text:p>
            <text:p>2.if the email and password is not valid / incorrect – storing null token in local storage</text:p>
            <text:p>3.due to above 2 reason , at backend jwt malformed error and front end login function is not working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1. check the user inputs and don’t accept null input</text:p>
            <text:p>2.check the token from back end   , if it is null don’t store in the local storage.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a" table:style-name="ta1">
        <table:table-column table:style-name="co7" table:default-cell-style-name="Default"/>
        <table:table-row table:style-name="ro3">
          <table:table-cell/>
        </table:table-row>
      </table:table>
      <table:table table:name="ahmet" table:style-name="ta1">
        <table:table-column table:style-name="co7" table:default-cell-style-name="Default"/>
        <table:table-row table:style-name="ro3" table:number-rows-repeated="3">
          <table:table-cell/>
        </table:table-row>
        <table:table-row table:style-name="ro3">
          <table:table-cell office:value-type="string" calcext:value-type="string">
            <text:p>nav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4:15:18.343169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09:44:00.574293565</meta:creation-date>
    <dc:date>2023-01-10T16:03:35.284467279</dc:date>
    <meta:editing-duration>PT1H43M5S</meta:editing-duration>
    <meta:editing-cycles>6</meta:editing-cycles>
    <meta:generator>LibreOffice/6.4.7.2$Linux_X86_64 LibreOffice_project/40$Build-2</meta:generator>
    <meta:document-statistic meta:table-count="3" meta:cell-count="14" meta:object-count="0"/>
  </office:meta>
</office:document-meta>
</file>